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" draw:text-style-name="P4" draw:layer="layout" svg:width="3.964cm" svg:height="0.513cm" svg:x="1.905cm" svg:y="3.553cm">
          <draw:text-box>
            <text:p text:style-name="P2"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/text:p>
          </draw:text-box>
        </draw:frame>
        <draw:frame draw:style-name="gr2" draw:text-style-name="P3" draw:layer="layout" svg:width="7.52cm" svg:height="0.424cm" svg:x="1.905cm" svg:y="4.30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(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)</text:span><text:span text:style-name="T2"> </text:span><text:span text:style-name="T2">t</text:span><text:span text:style-name="T2">o</text:span><text:span text:style-name="T2">: </text:span><text:span text:style-name="T2"><text:s/></text:span></text:p>
          </draw:text-box>
        </draw:frame>
        <draw:frame draw:style-name="gr2" draw:text-style-name="P3" draw:layer="layout" svg:width="0.422cm" svg:height="0.424cm" svg:x="2.54cm" svg:y="4.874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4.7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045cm" svg:height="0.424cm" svg:x="3.175cm" svg:y="4.874cm">
          <draw:text-box>
            <text:p text:style-name="P2"><text:span text:style-name="T5">l</text:span><text:span text:style-name="T5">i</text:span><text:span text:style-name="T5">s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5.4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589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878cm" svg:height="0.424cm" svg:x="3.175cm" svg:y="6.589cm">
          <draw:text-box>
            <text:p text:style-name="P2"><text:span text:style-name="T5">l</text:span><text:span text:style-name="T5">i</text:span><text:span text:style-name="T5">s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5">l</text:span><text:span text:style-name="T5">o</text:span><text:span text:style-name="T5">n</text:span><text:span text:style-name="T5">g</text:span><text:span text:style-name="T5"> </text:span><text:span text:style-name="T5">l</text:span><text:span text:style-name="T5">i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 </text:span></text:p>
          </draw:text-box>
        </draw:frame>
        <draw:frame draw:style-name="gr2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8.303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8.22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344cm" svg:height="0.424cm" svg:x="3.175cm" svg:y="8.303cm">
          <draw:text-box>
            <text:p text:style-name="P2"><text:span text:style-name="T5">l</text:span><text:span text:style-name="T5">i</text:span><text:span text:style-name="T5">s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s</text:span><text:span text:style-name="T2">i</text:span><text:span text:style-name="T2">z</text:span><text:span text:style-name="T2">e</text:span><text:span text:style-name="T2">s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“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r</text:span><text:span text:style-name="T2">e</text:span><text:span text:style-name="T2">a</text:span><text:span text:style-name="T2">d</text:span><text:span text:style-name="T2">a</text:span><text:span text:style-name="T2">b</text:span><text:span text:style-name="T2">l</text:span><text:span text:style-name="T2">e</text:span><text:span text:style-name="T2">”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/text:p>
          </draw:text-box>
        </draw:frame>
        <draw:frame draw:style-name="gr2" draw:text-style-name="P3" draw:layer="layout" svg:width="0.422cm" svg:height="0.424cm" svg:x="3.175cm" svg:y="8.8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0.018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9.94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269cm" svg:height="0.424cm" svg:x="3.175cm" svg:y="10.018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0.5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1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1.728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1.6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734cm" svg:height="0.424cm" svg:x="3.175cm" svg:y="11.728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2.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8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3.443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13.36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038cm" svg:height="0.424cm" svg:x="3.175cm" svg:y="13.443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157cm">
          <draw:text-box>
            <text:p text:style-name="P2"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298cm" svg:height="0.424cm" svg:x="3.175cm" svg:y="15.157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, </text:span><text:span text:style-name="T2">0</text:span><text:span text:style-name="T2"> </text:span><text:span text:style-name="T2">b</text:span><text:span text:style-name="T2">y</text:span><text:span text:style-name="T2">t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6.867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16.79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2.538cm" svg:height="0.424cm" svg:x="3.175cm" svg:y="16.867cm">
          <draw:text-box>
            <text:p text:style-name="P2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7.4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582cm">
          <draw:text-box>
            <text:p text:style-name="P2"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2.828cm" svg:y="18.50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934cm" svg:height="0.424cm" svg:x="3.175cm" svg:y="18.582cm">
          <draw:text-box>
            <text:p text:style-name="P2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a</text:span><text:span text:style-name="T2"> </text:span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9.1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7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0.296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20.22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881cm" svg:height="0.424cm" svg:x="3.175cm" svg:y="20.296cm">
          <draw:text-box>
            <text:p text:style-name="P2"><text:span text:style-name="T2">m</text:span><text:span text:style-name="T2">o</text:span><text:span text:style-name="T2">v</text:span><text:span text:style-name="T2">e</text:span><text:span text:style-name="T2"> </text:span><text:span text:style-name="T2">/</text:span><text:span text:style-name="T2"> </text:span><text:span text:style-name="T2">r</text:span><text:span text:style-name="T2">e</text:span><text:span text:style-name="T2">n</text:span><text:span text:style-name="T2">a</text:span><text:span text:style-name="T2">m</text:span><text:span text:style-name="T2">e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20.8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1.4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2.011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21.93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738cm" svg:height="0.424cm" svg:x="3.175cm" svg:y="22.011cm">
          <draw:text-box>
            <text:p text:style-name="P2"><text:span text:style-name="T2">c</text:span><text:span text:style-name="T2">o</text:span><text:span text:style-name="T2">n</text:span><text:span text:style-name="T2">c</text:span><text:span text:style-name="T2">a</text:span><text:span text:style-name="T2">t</text:span><text:span text:style-name="T2">e</text:span><text:span text:style-name="T2">n</text:span><text:span text:style-name="T2">a</text:span><text:span text:style-name="T2">t</text:span><text:span text:style-name="T2">e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r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/text:p>
          </draw:text-box>
        </draw:frame>
        <draw:frame draw:style-name="gr2" draw:text-style-name="P3" draw:layer="layout" svg:width="0.422cm" svg:height="0.424cm" svg:x="3.175cm" svg:y="22.5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3.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3.721cm">
          <draw:text-box>
            <text:p text:style-name="P2"><text:span text:style-name="T2">1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23.64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82cm" svg:height="0.424cm" svg:x="3.175cm" svg:y="23.721cm">
          <draw:text-box>
            <text:p text:style-name="P2"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24.29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86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728cm" svg:height="0.801cm" svg:x="3.959cm" svg:y="2.316cm">
          <draw:text-box>
            <text:p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5" draw:text-style-name="P7" draw:layer="layout" svg:width="0.463cm" svg:height="0.928cm" svg:x="4.34cm" svg:y="5.364cm">
          <draw:text-box>
            <text:p text:style-name="P6"><text:span text:style-name="T7">l</text:span><text:span text:style-name="T7">s</text:span></text:p>
          </draw:text-box>
        </draw:frame>
        <draw:frame draw:style-name="gr5" draw:text-style-name="P7" draw:layer="layout" svg:width="1.098cm" svg:height="0.928cm" svg:x="4.258cm" svg:y="7.015cm">
          <draw:text-box>
            <text:p text:style-name="P6"><text:span text:style-name="T7">l</text:span><text:span text:style-name="T7">s</text:span><text:span text:style-name="T7"> </text:span><text:span text:style-name="T7">-</text:span><text:span text:style-name="T7">l</text:span></text:p>
          </draw:text-box>
        </draw:frame>
        <draw:frame draw:style-name="gr5" draw:text-style-name="P7" draw:layer="layout" svg:width="1.098cm" svg:height="0.928cm" svg:x="4.213cm" svg:y="8.793cm">
          <draw:text-box>
            <text:p text:style-name="P6"><text:span text:style-name="T7">l</text:span><text:span text:style-name="T7">s</text:span><text:span text:style-name="T7"> </text:span><text:span text:style-name="T7">-</text:span><text:span text:style-name="T7">l</text:span><text:span text:style-name="T7">h</text:span></text:p>
          </draw:text-box>
        </draw:frame>
        <draw:frame draw:style-name="gr6" draw:text-style-name="P7" draw:layer="layout" svg:width="1.524cm" svg:height="1.093cm" svg:x="4.213cm" svg:y="10.444cm">
          <draw:text-box>
            <text:p text:style-name="P6"><text:span text:style-name="T7">m</text:span><text:span text:style-name="T7">k</text:span><text:span text:style-name="T7">d</text:span><text:span text:style-name="T7">i</text:span><text:span text:style-name="T7">r</text:span></text:p>
          </draw:text-box>
        </draw:frame>
        <draw:frame draw:style-name="gr6" draw:text-style-name="P7" draw:layer="layout" svg:width="1.524cm" svg:height="1.093cm" svg:x="4.086cm" svg:y="12.222cm">
          <draw:text-box>
            <text:p text:style-name="P6"><text:span text:style-name="T7">c</text:span><text:span text:style-name="T7">d</text:span></text:p>
          </draw:text-box>
        </draw:frame>
        <draw:frame draw:style-name="gr6" draw:text-style-name="P7" draw:layer="layout" svg:width="1.524cm" svg:height="1.093cm" svg:x="4.086cm" svg:y="13.873cm">
          <draw:text-box>
            <text:p text:style-name="P6"><text:span text:style-name="T7">p</text:span><text:span text:style-name="T7">w</text:span><text:span text:style-name="T7">d</text:span></text:p>
          </draw:text-box>
        </draw:frame>
        <draw:frame draw:style-name="gr6" draw:text-style-name="P7" draw:layer="layout" svg:width="1.524cm" svg:height="1.093cm" svg:x="4.086cm" svg:y="15.651cm">
          <draw:text-box>
            <text:p text:style-name="P6"><text:span text:style-name="T7">t</text:span><text:span text:style-name="T7">o</text:span><text:span text:style-name="T7">u</text:span><text:span text:style-name="T7">c</text:span><text:span text:style-name="T7">h</text:span></text:p>
          </draw:text-box>
        </draw:frame>
        <draw:frame draw:style-name="gr6" draw:text-style-name="P7" draw:layer="layout" svg:width="1.524cm" svg:height="1.093cm" svg:x="4.086cm" svg:y="17.302cm">
          <draw:text-box>
            <text:p text:style-name="P6"><text:span text:style-name="T7">r</text:span><text:span text:style-name="T7">m</text:span></text:p>
          </draw:text-box>
        </draw:frame>
        <draw:frame draw:style-name="gr6" draw:text-style-name="P7" draw:layer="layout" svg:width="1.524cm" svg:height="1.093cm" svg:x="4.086cm" svg:y="18.953cm">
          <draw:text-box>
            <text:p text:style-name="P6"><text:span text:style-name="T7">r</text:span><text:span text:style-name="T7">m</text:span><text:span text:style-name="T7"> </text:span><text:span text:style-name="T7">-</text:span><text:span text:style-name="T7">r</text:span></text:p>
          </draw:text-box>
        </draw:frame>
        <draw:frame draw:style-name="gr6" draw:text-style-name="P7" draw:layer="layout" svg:width="9.652cm" svg:height="1.093cm" svg:x="4.086cm" svg:y="20.731cm">
          <draw:text-box>
            <text:p text:style-name="P6"><text:span text:style-name="T7">m</text:span><text:span text:style-name="T7">v</text:span><text:span text:style-name="T7"> </text:span><text:span text:style-name="T7">{</text:span><text:span text:style-name="T7">f</text:span><text:span text:style-name="T7">i</text:span><text:span text:style-name="T7">l</text:span><text:span text:style-name="T7">e</text:span><text:span text:style-name="T7">}</text:span><text:span text:style-name="T7"> </text:span><text:span text:style-name="T7">{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}</text:span><text:span text:style-name="T7">/</text:span><text:span text:style-name="T7"> </text:span><text:span text:style-name="T7">m</text:span><text:span text:style-name="T7">v</text:span><text:span text:style-name="T7"> </text:span><text:span text:style-name="T7">{</text:span><text:span text:style-name="T7">f</text:span><text:span text:style-name="T7">i</text:span><text:span text:style-name="T7">l</text:span><text:span text:style-name="T7">e</text:span><text:span text:style-name="T7">}</text:span><text:span text:style-name="T7"> </text:span><text:span text:style-name="T7">{</text:span><text:span text:style-name="T7">n</text:span><text:span text:style-name="T7">e</text:span><text:span text:style-name="T7">w</text:span><text:span text:style-name="T7">f</text:span><text:span text:style-name="T7">i</text:span><text:span text:style-name="T7">l</text:span><text:span text:style-name="T7">e</text:span><text:span text:style-name="T7">}</text:span></text:p>
          </draw:text-box>
        </draw:frame>
        <draw:frame draw:style-name="gr6" draw:text-style-name="P7" draw:layer="layout" svg:width="1.524cm" svg:height="1.093cm" svg:x="4.086cm" svg:y="22.432cm">
          <draw:text-box>
            <text:p text:style-name="P6"><text:span text:style-name="T7">c</text:span><text:span text:style-name="T7">a</text:span><text:span text:style-name="T7">t</text:span></text:p>
          </draw:text-box>
        </draw:frame>
        <draw:frame draw:style-name="gr6" draw:text-style-name="P7" draw:layer="layout" svg:width="2.413cm" svg:height="1.093cm" svg:x="4.086cm" svg:y="24.21cm">
          <draw:text-box>
            <text:p text:style-name="P6"><text:span text:style-name="T7">p</text:span><text:span text:style-name="T7">s</text:span><text:span text:style-name="T7"> </text:span><text:span text:style-name="T7">x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1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44cm" svg:height="0.424cm" svg:x="3.175cm" svg:y="2.677cm">
          <draw:text-box>
            <text:p text:style-name="P2"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4.963cm">
          <draw:text-box>
            <text:p text:style-name="P2"><text:span text:style-name="T2">1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146cm" svg:height="0.424cm" svg:x="3.175cm" svg:y="4.963cm">
          <draw:text-box>
            <text:p text:style-name="P2"><text:span text:style-name="T2">k</text:span><text:span text:style-name="T2">i</text:span><text:span text:style-name="T2">l</text:span><text:span text:style-name="T2">l </text:span><text:span text:style-name="T2">a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y</text:span><text:span text:style-name="T2">o</text:span><text:span text:style-name="T2">u</text:span><text:span text:style-name="T2"> </text:span><text:span text:style-name="T2">o</text:span><text:span text:style-name="T2">w</text:span><text:span text:style-name="T2">n</text:span><text:span text:style-name="T2"> 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245cm">
          <draw:text-box>
            <text:p text:style-name="P2"><text:span text:style-name="T2">1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423cm" svg:height="0.424cm" svg:x="3.175cm" svg:y="7.245cm">
          <draw:text-box>
            <text:p text:style-name="P2"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u</text:span><text:span text:style-name="T2">s</text:span><text:span text:style-name="T2">e</text:span><text:span text:style-name="T2">r</text:span><text:span text:style-name="T2">s</text:span><text:span text:style-name="T2"> </text:span><text:span text:style-name="T2">l</text:span><text:span text:style-name="T2">o</text:span><text:span text:style-name="T2">g</text:span><text:span text:style-name="T2">g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9.531cm">
          <draw:text-box>
            <text:p text:style-name="P2"><text:span text:style-name="T2">1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66cm" svg:height="0.424cm" svg:x="3.175cm" svg:y="9.531cm">
          <draw:text-box>
            <text:p text:style-name="P2"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 </text:span><text:span text:style-name="T2">p</text:span><text:span text:style-name="T2">a</text:span><text:span text:style-name="T2">g</text:span><text:span text:style-name="T2">e</text:span><text:span text:style-name="T2"> </text:span><text:span text:style-name="T2">a</text:span><text:span text:style-name="T2">b</text:span><text:span text:style-name="T2">o</text:span><text:span text:style-name="T2">u</text:span><text:span text:style-name="T2">t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1.817cm">
          <draw:text-box>
            <text:p text:style-name="P2"><text:span text:style-name="T2">1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551cm" svg:height="0.424cm" svg:x="3.175cm" svg:y="11.817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5">t</text:span><text:span text:style-name="T5">a</text:span><text:span text:style-name="T5">p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v</text:span><text:span text:style-name="T5">e</text:span><text:span text:style-name="T5"> </text:span><text:span text:style-name="T2">(</text:span><text:span text:style-name="T2">t</text:span><text:span text:style-name="T2">a</text:span><text:span text:style-name="T2">r</text:span><text:span text:style-name="T2">)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u</text:span><text:span text:style-name="T2">p</text:span><text:span text:style-name="T2">/</text:span><text:span text:style-name="T2">c</text:span><text:span text:style-name="T2">o</text:span><text:span text:style-name="T2">p</text:span><text:span text:style-name="T2">y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099cm">
          <draw:text-box>
            <text:p text:style-name="P2"><text:span text:style-name="T2">1</text:span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182cm" svg:height="0.424cm" svg:x="3.175cm" svg:y="14.099cm">
          <draw:text-box>
            <text:p text:style-name="P2"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a</text:span><text:span text:style-name="T2"> </text:span><text:span text:style-name="T5">t</text:span><text:span text:style-name="T5">a</text:span><text:span text:style-name="T5">p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v</text:span><text:span text:style-name="T5">e</text:span><text:span text:style-name="T2"> </text:span><text:span text:style-name="T2">(</text:span><text:span text:style-name="T2">t</text:span><text:span text:style-name="T2">a</text:span><text:span text:style-name="T2">r</text:span><text:span text:style-name="T2">)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6.385cm">
          <draw:text-box>
            <text:p text:style-name="P2"><text:span text:style-name="T2">1</text:span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3.027cm" svg:y="16.3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434cm" svg:height="0.424cm" svg:x="3.175cm" svg:y="16.385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“</text:span><text:span text:style-name="T2">.</text:span><text:span text:style-name="T2">z</text:span><text:span text:style-name="T2">i</text:span><text:span text:style-name="T2">p</text:span><text:span text:style-name="T2">”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l</text:span><text:span text:style-name="T2">l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,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b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i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8.666cm">
          <draw:text-box>
            <text:p text:style-name="P2"><text:span text:style-name="T2">2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18.5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233cm" svg:height="0.424cm" svg:x="3.175cm" svg:y="18.666cm">
          <draw:text-box>
            <text:p text:style-name="P2"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“</text:span><text:span text:style-name="T2">.</text:span><text:span text:style-name="T2">z</text:span><text:span text:style-name="T2">i</text:span><text:span text:style-name="T2">p</text:span><text:span text:style-name="T2">”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0.952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237cm" svg:height="0.424cm" svg:x="3.175cm" svg:y="20.952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m</text:span><text:span text:style-name="T2">o</text:span><text:span text:style-name="T2">u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d</text:span><text:span text:style-name="T2">i</text:span><text:span text:style-name="T2">s</text:span><text:span text:style-name="T2">k</text:span><text:span text:style-name="T2"> </text:span><text:span text:style-name="T2">f</text:span><text:span text:style-name="T2">r</text:span><text:span text:style-name="T2">e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3.238cm">
          <draw:text-box>
            <text:p text:style-name="P2"><text:span text:style-name="T2"><text:s/></text:span></text:p>
          </draw:text-box>
        </draw:frame>
        <draw:frame draw:style-name="gr7" draw:text-style-name="P7" draw:layer="layout" svg:width="0.98cm" svg:height="0.547cm" svg:x="3.959cm" svg:y="3.205cm">
          <draw:text-box>
            <text:p text:style-name="P6"><text:span text:style-name="T7">p</text:span><text:span text:style-name="T7">s</text:span><text:span text:style-name="T7"> </text:span><text:span text:style-name="T7">-</text:span><text:span text:style-name="T7">e</text:span></text:p>
          </draw:text-box>
        </draw:frame>
        <draw:frame draw:style-name="gr5" draw:text-style-name="P7" draw:layer="layout" svg:width="3.876cm" svg:height="0.928cm" svg:x="3.766cm" svg:y="10.151cm">
          <draw:text-box>
            <text:p text:style-name="P6"><text:span text:style-name="T7">m</text:span><text:span text:style-name="T7">a</text:span><text:span text:style-name="T7">n</text:span></text:p>
          </draw:text-box>
        </draw:frame>
        <draw:frame draw:style-name="gr8" draw:text-style-name="P7" draw:layer="layout" svg:width="3.495cm" svg:height="1.055cm" svg:x="3.705cm" svg:y="7.738cm">
          <draw:text-box>
            <text:p text:style-name="P6"><text:span text:style-name="T7">u</text:span><text:span text:style-name="T7">s</text:span><text:span text:style-name="T7">e</text:span><text:span text:style-name="T7">r</text:span><text:span text:style-name="T7">s</text:span><text:span text:style-name="T7"> </text:span><text:span text:style-name="T8">o</text:span><text:span text:style-name="T8">r</text:span><text:span text:style-name="T7"> </text:span><text:span text:style-name="T7">w</text:span><text:span text:style-name="T7">h</text:span><text:span text:style-name="T7">o</text:span></text:p>
          </draw:text-box>
        </draw:frame>
        <draw:frame draw:style-name="gr8" draw:text-style-name="P7" draw:layer="layout" svg:width="3.495cm" svg:height="1.055cm" svg:x="3.705cm" svg:y="5.452cm">
          <draw:text-box>
            <text:p text:style-name="P6"><text:span text:style-name="T7">k</text:span><text:span text:style-name="T7">i</text:span><text:span text:style-name="T7">l</text:span><text:span text:style-name="T7">l</text:span><text:span text:style-name="T7"> </text:span><text:span text:style-name="T8">o</text:span><text:span text:style-name="T8">r</text:span><text:span text:style-name="T7"> </text:span><text:span text:style-name="T7">p</text:span><text:span text:style-name="T7">k</text:span><text:span text:style-name="T7">i</text:span><text:span text:style-name="T7">l</text:span><text:span text:style-name="T7">l</text:span></text:p>
          </draw:text-box>
        </draw:frame>
        <draw:frame draw:style-name="gr6" draw:text-style-name="P7" draw:layer="layout" svg:width="8.255cm" svg:height="1.093cm" svg:x="3.705cm" svg:y="12.31cm">
          <draw:text-box>
            <text:p text:style-name="P6"><text:span text:style-name="T7">t</text:span><text:span text:style-name="T7">a</text:span><text:span text:style-name="T7">r</text:span><text:span text:style-name="T7"> </text:span><text:span text:style-name="T7">-</text:span><text:span text:style-name="T7">c</text:span><text:span text:style-name="T7">f</text:span><text:span text:style-name="T7"> </text:span><text:span text:style-name="T7">{</text:span><text:span text:style-name="T7">o</text:span><text:span text:style-name="T7">u</text:span><text:span text:style-name="T7">t</text:span><text:span text:style-name="T7">f</text:span><text:span text:style-name="T7">i</text:span><text:span text:style-name="T7">l</text:span><text:span text:style-name="T7">e</text:span><text:span text:style-name="T7">}</text:span><text:span text:style-name="T7">.</text:span><text:span text:style-name="T7">t</text:span><text:span text:style-name="T7">a</text:span><text:span text:style-name="T7">r</text:span><text:span text:style-name="T7"> </text:span><text:span text:style-name="T7">{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}</text:span></text:p>
          </draw:text-box>
        </draw:frame>
        <draw:frame draw:style-name="gr6" draw:text-style-name="P7" draw:layer="layout" svg:width="8.255cm" svg:height="1.093cm" svg:x="3.705cm" svg:y="14.558cm">
          <draw:text-box>
            <text:p text:style-name="P6"><text:span text:style-name="T7">t</text:span><text:span text:style-name="T7">a</text:span><text:span text:style-name="T7">r</text:span><text:span text:style-name="T7"> </text:span><text:span text:style-name="T7">-</text:span><text:span text:style-name="T7">x</text:span><text:span text:style-name="T7">f</text:span><text:span text:style-name="T7"> </text:span><text:span text:style-name="T7">{</text:span><text:span text:style-name="T7">f</text:span><text:span text:style-name="T7">i</text:span><text:span text:style-name="T7">l</text:span><text:span text:style-name="T7">e</text:span><text:span text:style-name="T7">}</text:span><text:span text:style-name="T7">.</text:span><text:span text:style-name="T7">t</text:span><text:span text:style-name="T7">a</text:span><text:span text:style-name="T7">r</text:span></text:p>
          </draw:text-box>
        </draw:frame>
        <draw:frame draw:style-name="gr6" draw:text-style-name="P7" draw:layer="layout" svg:width="8.255cm" svg:height="1.093cm" svg:x="3.705cm" svg:y="16.921cm">
          <draw:text-box>
            <text:p text:style-name="P6"><text:span text:style-name="T7">z</text:span><text:span text:style-name="T7">i</text:span><text:span text:style-name="T7">p</text:span><text:span text:style-name="T7"> </text:span><text:span text:style-name="T7">-</text:span><text:span text:style-name="T7">R</text:span><text:span text:style-name="T7"> </text:span><text:span text:style-name="T7">{</text:span><text:span text:style-name="T7">o</text:span><text:span text:style-name="T7">u</text:span><text:span text:style-name="T7">t</text:span><text:span text:style-name="T7">f</text:span><text:span text:style-name="T7">i</text:span><text:span text:style-name="T7">l</text:span><text:span text:style-name="T7">e</text:span><text:span text:style-name="T7">}</text:span><text:span text:style-name="T7"> </text:span><text:span text:style-name="T7">{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}</text:span><text:span text:style-name="T7">/</text:span><text:span text:style-name="T7">*</text:span></text:p>
          </draw:text-box>
        </draw:frame>
        <draw:frame draw:style-name="gr6" draw:text-style-name="P7" draw:layer="layout" svg:width="8.255cm" svg:height="1.093cm" svg:x="3.705cm" svg:y="19.08cm">
          <draw:text-box>
            <text:p text:style-name="P6"><text:span text:style-name="T7">u</text:span><text:span text:style-name="T7">n</text:span><text:span text:style-name="T7">z</text:span><text:span text:style-name="T7">i</text:span><text:span text:style-name="T7">p</text:span></text:p>
          </draw:text-box>
        </draw:frame>
        <draw:frame draw:style-name="gr6" draw:text-style-name="P7" draw:layer="layout" svg:width="8.255cm" svg:height="1.093cm" svg:x="3.705cm" svg:y="21.543cm">
          <draw:text-box>
            <text:p text:style-name="P6"><text:span text:style-name="T7">d</text:span><text:span text:style-name="T7">f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083cm" svg:height="0.424cm" svg:x="3.175cm" svg:y="2.677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m</text:span><text:span text:style-name="T2">o</text:span><text:span text:style-name="T2">u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(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s</text:span><text:span text:style-name="T2"> </text:span><text:span text:style-name="T2">s</text:span><text:span text:style-name="T2">u</text:span><text:span text:style-name="T2">b</text:span><text:span text:style-name="T2">d</text:span><text:span text:style-name="T2">i</text:span><text:span text:style-name="T2">r</text:span><text:span text:style-name="T2">s</text:span><text:span text:style-name="T2">)</text:span><text:span text:style-name="T2"> <text:s/></text:span></text:p>
          </draw:text-box>
        </draw:frame>
        <draw:frame draw:style-name="gr2" draw:text-style-name="P3" draw:layer="layout" svg:width="5.002cm" svg:height="0.424cm" svg:x="3.175cm" svg:y="3.249cm">
          <draw:text-box>
            <text:p text:style-name="P2"><text:span text:style-name="T2">in human readable format 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5.53cm">
          <draw:text-box>
            <text:p text:style-name="P2"><text:span text:style-name="T2">2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036cm" svg:height="0.424cm" svg:x="3.175cm" svg:y="5.53cm">
          <draw:text-box>
            <text:p text:style-name="P2"><text:span text:style-name="T2">Display the text “hello world” on your terminal 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8.388cm">
          <draw:text-box>
            <text:p text:style-name="P2"><text:span text:style-name="T2">2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692cm" svg:height="0.424cm" svg:x="3.175cm" svg:y="8.388cm">
          <draw:text-box>
            <text:p text:style-name="P2"><text:span text:style-name="T2">What does the “screen” utility do? <text:s/>(see # 16 above) 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1.245cm">
          <draw:text-box>
            <text:p text:style-name="P2"><text:span text:style-name="T2">2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33cm" svg:height="0.424cm" svg:x="3.175cm" svg:y="11.245cm">
          <draw:text-box>
            <text:p text:style-name="P2"><text:span text:style-name="T2">What does the “nohup” command do? 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099cm">
          <draw:text-box>
            <text:p text:style-name="P2"><text:span text:style-name="T2">2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292cm" svg:height="0.424cm" svg:x="3.175cm" svg:y="14.099cm">
          <draw:text-box>
            <text:p text:style-name="P2"><text:span text:style-name="T2">Use the “nohup” command to run a long-running </text:span><text:span text:style-name="T2">program. 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6.956cm">
          <draw:text-box>
            <text:p text:style-name="P2"><text:span text:style-name="T2">2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914cm" svg:height="0.424cm" svg:x="3.175cm" svg:y="16.956cm">
          <draw:text-box>
            <text:p text:style-name="P2"><text:span text:style-name="T2">Find all of the lines of a file that match the </text:span><text:span text:style-name="T2">string “public static void” 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9.238cm">
          <draw:text-box>
            <text:p text:style-name="P2"><text:span text:style-name="T2">2</text:span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56cm" svg:height="0.424cm" svg:x="3.175cm" svg:y="19.238cm">
          <draw:text-box>
            <text:p text:style-name="P2"><text:span text:style-name="T2">Find all of the lines of a file </text:span><text:span text:style-name="T2">that do NOT match the </text:span><text:span text:style-name="T2">string “public static void” 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1.524cm">
          <draw:text-box>
            <text:p text:style-name="P2"><text:span text:style-name="T2">2</text:span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796cm" svg:height="0.424cm" svg:x="3.175cm" svg:y="21.524cm">
          <draw:text-box>
            <text:p text:style-name="P2"><text:span text:style-name="T2">Fi</text:span><text:span text:style-name="T2">n</text:span><text:span text:style-name="T2">d </text:span><text:span text:style-name="T2">al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li</text:span><text:span text:style-name="T2">n</text:span><text:span text:style-name="T2">e</text:span><text:span text:style-name="T2">s </text:span><text:span text:style-name="T2">o</text:span><text:span text:style-name="T2">f </text:span><text:span text:style-name="T2">a</text:span><text:span text:style-name="T2">n </text:span><text:span text:style-name="T2">a</text:span><text:span text:style-name="T2">d</text:span><text:span text:style-name="T2">d</text:span><text:span text:style-name="T2">r</text:span><text:span text:style-name="T2">e</text:span><text:span text:style-name="T2">ss </text:span><text:span text:style-name="T2">b</text:span><text:span text:style-name="T2">o</text:span><text:span text:style-name="T2">o</text:span><text:span text:style-name="T2">k </text:span><text:span text:style-name="T2">t</text:span><text:span text:style-name="T2">h</text:span><text:span text:style-name="T2">a</text:span><text:span text:style-name="T2">t </text:span><text:span text:style-name="T2">t</text:span><text:span text:style-name="T2">h</text:span><text:span text:style-name="T2">a</text:span><text:span text:style-name="T2">t </text:span><text:span text:style-name="T2">m</text:span><text:span text:style-name="T2">a</text:span><text:span text:style-name="T2">tc</text:span><text:span text:style-name="T2">h </text:span><text:span text:style-name="T2">t</text:span><text:span text:style-name="T2">h</text:span><text:span text:style-name="T2">e </text:span><text:span text:style-name="T2">st</text:span><text:span text:style-name="T2">ri</text:span><text:span text:style-name="T2">n</text:span><text:span text:style-name="T2">g </text:span><text:span text:style-name="T2">“j</text:span><text:span text:style-name="T2">o</text:span><text:span text:style-name="T2">n</text:span><text:span text:style-name="T2">e</text:span><text:span text:style-name="T2">s</text:span><text:span text:style-name="T2">” </text:span><text:span text:style-name="T2">o</text:span><text:span text:style-name="T2">r </text:span><text:span text:style-name="T2">“</text:span><text:span text:style-name="T2">J</text:span><text:span text:style-name="T2">o</text:span><text:span text:style-name="T2">n</text:span><text:span text:style-name="T2">e</text:span><text:span text:style-name="T2">s</text:span><text:span text:style-name="T2">” </text:span><text:span text:style-name="T2">(</text:span><text:span text:style-name="T2">h</text:span><text:span text:style-name="T2">i</text:span><text:span text:style-name="T2">n</text:span><text:span text:style-name="T2">t: </text:span></text:p>
          </draw:text-box>
        </draw:frame>
        <draw:frame draw:style-name="gr2" draw:text-style-name="P3" draw:layer="layout" svg:width="5.344cm" svg:height="0.424cm" svg:x="3.175cm" svg:y="22.095cm">
          <draw:text-box>
            <text:p text:style-name="P2"><text:span text:style-name="T2">lookup regular expressions) 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  <draw:frame draw:style-name="gr7" draw:text-style-name="P7" draw:layer="layout" svg:width="3.977cm" svg:height="0.547cm" svg:x="3.832cm" svg:y="6.253cm">
          <draw:text-box>
            <text:p><text:span text:style-name="T7">e</text:span><text:span text:style-name="T7">c</text:span><text:span text:style-name="T7">h</text:span><text:span text:style-name="T7">o</text:span><text:span text:style-name="T7"> </text:span><text:span text:style-name="T7">“</text:span><text:span text:style-name="T7">h</text:span><text:span text:style-name="T7">e</text:span><text:span text:style-name="T7">l</text:span><text:span text:style-name="T7">l</text:span><text:span text:style-name="T7">o</text:span><text:span text:style-name="T7"> </text:span><text:span text:style-name="T7">w</text:span><text:span text:style-name="T7">o</text:span><text:span text:style-name="T7">r</text:span><text:span text:style-name="T7">l</text:span><text:span text:style-name="T7">d</text:span><text:span text:style-name="T7">”</text:span></text:p>
          </draw:text-box>
        </draw:frame>
        <draw:frame draw:style-name="gr7" draw:text-style-name="P7" draw:layer="layout" svg:width="1.115cm" svg:height="0.547cm" svg:x="3.86cm" svg:y="3.801cm">
          <draw:text-box>
            <text:p><text:span text:style-name="T7">d</text:span><text:span text:style-name="T7">u</text:span><text:span text:style-name="T7"> </text:span><text:span text:style-name="T7">-</text:span><text:span text:style-name="T7">h</text:span></text:p>
          </draw:text-box>
        </draw:frame>
        <draw:frame draw:style-name="gr9" draw:text-style-name="P7" draw:layer="layout" svg:width="14.772cm" svg:height="1.778cm" svg:x="3.665cm" svg:y="9.047cm">
          <draw:text-box>
            <text:p><text:span text:style-name="T7">It is a “Full-screen </text:span><text:span text:style-name="T7">window manager that </text:span><text:span text:style-name="T7">multiplexes a physical </text:span><text:span text:style-name="T7">terminal between </text:span><text:span text:style-name="T7">several processes.” It </text:span><text:span text:style-name="T7">emulates VT100/ANSI </text:span><text:span text:style-name="T7">terminals.</text:span></text:p>
          </draw:text-box>
        </draw:frame>
        <draw:frame draw:style-name="gr10" draw:text-style-name="P7" draw:layer="layout" svg:width="15.113cm" svg:height="0.547cm" svg:x="3.578cm" svg:y="11.802cm">
          <draw:text-box>
            <text:p><text:span text:style-name="T7">R</text:span><text:span text:style-name="T7">u</text:span><text:span text:style-name="T7">n </text:span><text:span text:style-name="T7">a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 </text:span><text:span text:style-name="T7">i</text:span><text:span text:style-name="T7">m</text:span><text:span text:style-name="T7">m</text:span><text:span text:style-name="T7">u</text:span><text:span text:style-name="T7">n</text:span><text:span text:style-name="T7">e </text:span><text:span text:style-name="T7">to </text:span><text:span text:style-name="T7">h</text:span><text:span text:style-name="T7">a</text:span><text:span text:style-name="T7">n</text:span><text:span text:style-name="T7">g</text:span><text:span text:style-name="T7">u</text:span><text:span text:style-name="T7">p</text:span><text:span text:style-name="T7">s, </text:span><text:span text:style-name="T7">w</text:span><text:span text:style-name="T7">it</text:span><text:span text:style-name="T7">h </text:span><text:span text:style-name="T7">o</text:span><text:span text:style-name="T7">ut</text:span><text:span text:style-name="T7">p</text:span><text:span text:style-name="T7">ut </text:span><text:span text:style-name="T7">to </text:span><text:span text:style-name="T7">a </text:span><text:span text:style-name="T7">n</text:span><text:span text:style-name="T7">o</text:span><text:span text:style-name="T7">n-</text:span><text:span text:style-name="T7">tt</text:span><text:span text:style-name="T7">y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3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127cm" svg:height="0.424cm" svg:x="3.175cm" svg:y="2.677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c</text:span><text:span text:style-name="T2">o</text:span><text:span text:style-name="T2">l</text:span><text:span text:style-name="T2">u</text:span><text:span text:style-name="T2">m</text:span><text:span text:style-name="T2">n</text:span><text:span text:style-name="T2">s</text:span><text:span text:style-name="T2"> </text:span><text:span text:style-name="T2">1</text:span><text:span text:style-name="T2">0</text:span><text:span text:style-name="T2">-</text:span><text:span text:style-name="T2">2</text:span><text:span text:style-name="T2">0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5.53cm">
          <draw:text-box>
            <text:p text:style-name="P2"><text:span text:style-name="T2">3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62cm" svg:height="0.424cm" svg:x="3.175cm" svg:y="5.5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 </text:span><text:span text:style-name="T2">1</text:span><text:span text:style-name="T2">,</text:span><text:span text:style-name="T2">3</text:span><text:span text:style-name="T2">,</text:span><text:span text:style-name="T2">5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 </text:span><text:span text:style-name="T2">d</text:span><text:span text:style-name="T2">e</text:span><text:span text:style-name="T2">l</text:span><text:span text:style-name="T2">i</text:span><text:span text:style-name="T2">m</text:span><text:span text:style-name="T2">i</text:span><text:span text:style-name="T2">t</text:span><text:span text:style-name="T2">e</text:span><text:span text:style-name="T2">d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(</text:span><text:span text:style-name="T2">C</text:span><text:span text:style-name="T2">S</text:span><text:span text:style-name="T2">V</text:span><text:span text:style-name="T2">)</text:span><text:span text:style-name="T2"> 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8.388cm">
          <draw:text-box>
            <text:p text:style-name="P2"><text:span text:style-name="T2">3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56cm" svg:height="0.424cm" svg:x="3.175cm" svg:y="8.388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e</text:span><text:span text:style-name="T2">a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 </text:span><text:span text:style-name="T2">1</text:span><text:span text:style-name="T2">0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1.245cm">
          <draw:text-box>
            <text:p text:style-name="P2"><text:span text:style-name="T2">3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264cm" svg:height="0.424cm" svg:x="3.175cm" svg:y="11.245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i</text:span><text:span text:style-name="T2">l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s</text:span><text:span text:style-name="T2">t</text:span><text:span text:style-name="T2"> </text:span><text:span text:style-name="T2">1</text:span><text:span text:style-name="T2">0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099cm">
          <draw:text-box>
            <text:p text:style-name="P2"><text:span text:style-name="T2">3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804cm" svg:height="0.424cm" svg:x="3.175cm" svg:y="14.099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i</text:span><text:span text:style-name="T2">l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s</text:span><text:span text:style-name="T2">t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n</text:span><text:span text:style-name="T2">y</text:span><text:span text:style-name="T2"> </text:span><text:span text:style-name="T2">n</text:span><text:span text:style-name="T2">e</text:span><text:span text:style-name="T2">w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a</text:span><text:span text:style-name="T2">r</text:span><text:span text:style-name="T2">r</text:span><text:span text:style-name="T2">i</text:span><text:span text:style-name="T2">v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6.956cm">
          <draw:text-box>
            <text:p text:style-name="P2"><text:span text:style-name="T2">3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108cm" svg:height="0.424cm" svg:x="3.175cm" svg:y="16.956cm">
          <draw:text-box>
            <text:p text:style-name="P2"><text:span text:style-name="T2">S</text:span><text:span text:style-name="T2">o</text:span><text:span text:style-name="T2">r</text:span><text:span text:style-name="T2">t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l</text:span><text:span text:style-name="T2">p</text:span><text:span text:style-name="T2">h</text:span><text:span text:style-name="T2">a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, </text:span><text:span text:style-name="T2">a</text:span><text:span text:style-name="T2">s</text:span><text:span text:style-name="T2">c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9.238cm">
          <draw:text-box>
            <text:p text:style-name="P2"><text:span text:style-name="T2">3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358cm" svg:height="0.424cm" svg:x="3.175cm" svg:y="19.238cm">
          <draw:text-box>
            <text:p text:style-name="P2"><text:span text:style-name="T2">S</text:span><text:span text:style-name="T2">o</text:span><text:span text:style-name="T2">r</text:span><text:span text:style-name="T2">t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l</text:span><text:span text:style-name="T2">p</text:span><text:span text:style-name="T2">h</text:span><text:span text:style-name="T2">a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,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1.524cm">
          <draw:text-box>
            <text:p text:style-name="P2"><text:span text:style-name="T2">3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963cm" svg:height="0.424cm" svg:x="3.175cm" svg:y="21.524cm">
          <draw:text-box>
            <text:p text:style-name="P2"><text:span text:style-name="T2">S</text:span><text:span text:style-name="T2">o</text:span><text:span text:style-name="T2">r</text:span><text:span text:style-name="T2">t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 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3</text:span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893cm" svg:height="0.424cm" svg:x="3.175cm" svg:y="2.677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11" draw:text-style-name="P8" draw:layer="layout" svg:width="0.562cm" svg:height="0.628cm" svg:x="1.905cm" svg:y="4.846cm">
          <draw:text-box>
            <text:p text:style-name="P2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5T23:20:00.966174812</dc:date>
    <meta:editing-duration>PT14M17S</meta:editing-duration>
    <meta:editing-cycles>3</meta:editing-cycles>
    <meta:generator>LibreOffice/6.4.0.3$Linux_X86_64 LibreOffice_project/40$Build-3</meta:generator>
    <meta:document-statistic meta:object-count="322"/>
  </office:meta>
</office:document-meta>
</file>